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6e016" officeooo:paragraph-rsid="0016e016"/>
    </style:style>
    <style:style style:name="P2" style:family="paragraph" style:parent-style-name="Standard">
      <style:paragraph-properties fo:text-align="center" style:justify-single-word="false"/>
      <style:text-properties fo:font-size="11pt" officeooo:rsid="0016e016" officeooo:paragraph-rsid="0016e016" style:font-size-asian="11pt" style:font-size-complex="11pt"/>
    </style:style>
    <style:style style:name="P3" style:family="paragraph" style:parent-style-name="Standard">
      <style:text-properties fo:font-size="11pt" officeooo:rsid="0016e016" officeooo:paragraph-rsid="0016e016" style:font-size-asian="11pt" style:font-size-complex="11pt"/>
    </style:style>
    <style:style style:name="P4" style:family="paragraph" style:parent-style-name="Standard">
      <style:text-properties style:font-name="Liberation Serif" officeooo:rsid="0016e016" officeooo:paragraph-rsid="0016e016"/>
    </style:style>
    <style:style style:name="P5" style:family="paragraph" style:parent-style-name="Standard">
      <style:text-properties style:font-name="Liberation Serif" officeooo:rsid="0018be3c" officeooo:paragraph-rsid="0018be3c"/>
    </style:style>
    <style:style style:name="P6" style:family="paragraph" style:parent-style-name="Standard">
      <style:text-properties style:font-name="Liberation Serif" fo:font-size="12pt"/>
    </style:style>
    <style:style style:name="P7" style:family="paragraph" style:parent-style-name="Standard">
      <style:text-properties style:font-name="Liberation Serif" fo:font-size="12pt" officeooo:paragraph-rsid="0016e016"/>
    </style:style>
    <style:style style:name="P8" style:family="paragraph" style:parent-style-name="Standard">
      <style:paragraph-properties fo:text-align="center" style:justify-single-word="false" fo:break-before="page"/>
      <style:text-properties fo:font-size="11pt" officeooo:rsid="0016e016" officeooo:paragraph-rsid="0016e016" style:font-size-asian="11pt" style:font-size-complex="11pt"/>
    </style:style>
    <style:style style:name="P9" style:family="paragraph" style:parent-style-name="Standard">
      <style:paragraph-properties fo:break-before="page"/>
      <style:text-properties style:font-name="Liberation Serif" officeooo:rsid="0016e016" officeooo:paragraph-rsid="0016e016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officeooo:rsid="0016e016"/>
    </style:style>
    <style:style style:name="T2" style:family="text">
      <style:text-properties officeooo:rsid="0018be3c"/>
    </style:style>
    <style:style style:name="gr1" style:family="graphic">
      <style:graphic-properties svg:stroke-color="#000000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ns.s</text:p>
      <text:p text:style-name="P3"/>
      <text:p text:style-name="P3">!The purpose of this code is to take a line of input that dictates either a single or double <text:s/>translation to happen, it then takes more lines of input and does the translations on those lines.</text:p>
      <text:p text:style-name="P3">!Once you end the program with a newline, it prints a summary statement that includes the number of characters, number of words, and number of lines. Lucas Heilman 12/13/15</text:p>
      <text:p text:style-name="P3"><text:s text:c="8"/>_EXIT <text:s text:c="3"/>= 1 <text:s text:c="12"/></text:p>
      <text:p text:style-name="P3"><text:s text:c="8"/>_GETCHAR = 117 <text:s text:c="12"/></text:p>
      <text:p text:style-name="P3"><text:s text:c="8"/>_WRITE <text:s text:c="2"/>= 4 <text:s text:c="12"/></text:p>
      <text:p text:style-name="P3"><text:s text:c="8"/>_STDIN <text:s text:c="2"/>= 0 <text:s text:c="12"/></text:p>
      <text:p text:style-name="P3"><text:s text:c="8"/>_STDOUT <text:s/>= 1</text:p>
      <text:p text:style-name="P3"><text:tab/>_STDERR <text:s/>= 2</text:p>
      <text:p text:style-name="P3"><text:s text:c="8"/>MAXBUFF <text:s/>= 100</text:p>
      <text:p text:style-name="P3">.SECT .TEXT <text:s text:c="20"/></text:p>
      <text:p text:style-name="P3">start: </text:p>
      <text:p text:style-name="P3"/>
      <text:p text:style-name="P3"><text:tab/>PUSH<text:tab/>endpr-prompt<text:tab/>!size of prompt</text:p>
      <text:p text:style-name="P3"><text:tab/>PUSH<text:tab/>prompt<text:tab/><text:tab/>!adress of prompt</text:p>
      <text:p text:style-name="P3"><text:tab/>PUSH<text:tab/>_STDOUT<text:tab/><text:tab/></text:p>
      <text:p text:style-name="P3"><text:tab/>PUSH<text:tab/>_WRITE</text:p>
      <text:p text:style-name="P3"><text:tab/>SYS</text:p>
      <text:p text:style-name="P3"><text:tab/>ADD<text:tab/>SP,8<text:tab/><text:tab/>!clean stack</text:p>
      <text:p text:style-name="P3"><text:tab/>PUSH<text:tab/>MAXBUFF<text:tab/><text:tab/>!size of buff</text:p>
      <text:p text:style-name="P3"><text:tab/>PUSH<text:tab/>buff<text:tab/><text:tab/>!address of buff</text:p>
      <text:p text:style-name="P3"><text:tab/>CALL<text:tab/>getline<text:tab/><text:tab/>!call getline function</text:p>
      <text:p text:style-name="P3"><text:tab/>ADD<text:tab/>SP,4<text:tab/><text:tab/>!clean stack</text:p>
      <text:p text:style-name="P3"><text:tab/>PUSH<text:tab/>buff</text:p>
      <text:p text:style-name="P3"><text:tab/>CALL<text:tab/>gettrans</text:p>
      <text:p text:style-name="P3"><text:tab/>ADD<text:tab/>SP,2</text:p>
      <text:p text:style-name="P3"><text:tab/>CMP<text:tab/>AX,0</text:p>
      <text:p text:style-name="P3"><text:tab/>JE<text:tab/>2f</text:p>
      <text:p text:style-name="P3"/>
      <text:p text:style-name="P3">1:</text:p>
      <text:p text:style-name="P3"><text:tab/>PUSH<text:tab/>MAXBUFF<text:tab/><text:tab/>!size of buff</text:p>
      <text:p text:style-name="P3"><text:tab/>PUSH<text:tab/>buff<text:tab/><text:tab/>!address of buff</text:p>
      <text:p text:style-name="P3"><text:tab/>CALL<text:tab/>getline<text:tab/><text:tab/>!call getline function</text:p>
      <text:p text:style-name="P3"><text:tab/>ADD<text:tab/>SP,4<text:tab/><text:tab/>!clean stack</text:p>
      <text:p text:style-name="P3"><text:tab/>CMP<text:tab/>(buff),"\n"<text:tab/>!compares buff to a newline</text:p>
      <text:p text:style-name="P3"><text:tab/>JE<text:tab/>2f<text:tab/><text:tab/>!if it is, jump to 2</text:p>
      <text:p text:style-name="P3"><text:tab/>PUSH<text:tab/>buff<text:tab/><text:tab/></text:p>
      <text:p text:style-name="P3"><text:tab/>CALL<text:tab/>translate</text:p>
      <text:p text:style-name="P3"><text:tab/>ADD<text:tab/>SP,2</text:p>
      <text:p text:style-name="P3"><text:tab/>INC<text:tab/>(wordct)</text:p>
      <text:p text:style-name="P3"><text:tab/>PUSH<text:tab/>AX</text:p>
      <text:p text:style-name="P3"><text:tab/>PUSH<text:tab/>buff</text:p>
      <text:p text:style-name="P3"><text:tab/>PUSH<text:tab/>_STDOUT</text:p>
      <text:p text:style-name="P3"><text:tab/>PUSH<text:tab/>_WRITE</text:p>
      <text:p text:style-name="P3"><text:tab/>SYS</text:p>
      <text:p text:style-name="P3"><text:tab/>ADD<text:tab/>SP,8</text:p>
      <text:p text:style-name="P3"><text:tab/>JMP<text:tab/>1b<text:tab/><text:tab/>!jump back to <text:s/>1</text:p>
      <text:p text:style-name="P3">2:</text:p>
      <text:p text:style-name="P3"><text:soft-page-break/><text:tab/>CALL<text:tab/>print_summary</text:p>
      <text:p text:style-name="P3"><text:tab/>PUSH<text:tab/>0<text:tab/><text:tab/></text:p>
      <text:p text:style-name="P3"><text:tab/>PUSH<text:tab/>_EXIT</text:p>
      <text:p text:style-name="P3"><text:tab/>SYS</text:p>
      <text:p text:style-name="P3">!getline takes in lines of input and moves it into the variable buff</text:p>
      <text:p text:style-name="P3">getline:</text:p>
      <text:p text:style-name="P3"><text:tab/>PUSH<text:tab/>BP</text:p>
      <text:p text:style-name="P3"><text:tab/>MOV<text:tab/>BP,SP</text:p>
      <text:p text:style-name="P3"><text:tab/>PUSH<text:tab/>BX</text:p>
      <text:p text:style-name="P3"><text:tab/>PUSH<text:tab/>CX</text:p>
      <text:p text:style-name="P3"><text:tab/>MOV<text:tab/>BX,4(BP)<text:tab/>!move buff to bx</text:p>
      <text:p text:style-name="P3"><text:tab/>MOV<text:tab/>CX,4(BP)<text:tab/>!move buff to cx</text:p>
      <text:p text:style-name="P3"><text:tab/>ADD<text:tab/>CX,6(BP)<text:tab/>!add maxbuff to cx</text:p>
      <text:p text:style-name="P3"><text:tab/>SUB<text:tab/>CX,1<text:tab/><text:tab/>!subtract 1 from cx</text:p>
      <text:p text:style-name="P3">3:</text:p>
      <text:p text:style-name="P3"><text:tab/>CMP<text:tab/>CX,BX<text:tab/><text:tab/>!compare buff to cx</text:p>
      <text:p text:style-name="P3"><text:tab/>JE<text:tab/>4f<text:tab/><text:tab/>!jump to 2 if theyre equal</text:p>
      <text:p text:style-name="P3"><text:tab/>PUSH<text:tab/>_GETCHAR<text:tab/>!get a character</text:p>
      <text:p text:style-name="P3"><text:tab/>SYS</text:p>
      <text:p text:style-name="P3"><text:tab/>ADD<text:tab/>SP,2<text:tab/><text:tab/>!clean the stack</text:p>
      <text:p text:style-name="P3"><text:tab/>CMPB<text:tab/>AL,-1<text:tab/><text:tab/>!AL is the value of getchar, compare it to a nullbyte</text:p>
      <text:p text:style-name="P3"><text:tab/>JE<text:tab/>4f<text:tab/><text:tab/>!jump to 2 if they are equal</text:p>
      <text:p text:style-name="P3"><text:tab/>MOVB<text:tab/>(BX),AL<text:tab/><text:tab/>!move the value of al to the value of bx</text:p>
      <text:p text:style-name="P3"><text:tab/>INC<text:tab/>BX<text:tab/><text:tab/>!increment the address of bx</text:p>
      <text:p text:style-name="P3"><text:tab/>CMPB<text:tab/>AL,"\n"<text:tab/><text:tab/>!compare AL to a newline</text:p>
      <text:p text:style-name="P3"><text:tab/>JNE<text:tab/>3b<text:tab/><text:tab/>!do the loop of 1 again if they are not equal</text:p>
      <text:p text:style-name="P3">4:</text:p>
      <text:p text:style-name="P3"><text:tab/>MOVB<text:tab/>(BX),"\0"<text:tab/>!move a null byte to the value of bx</text:p>
      <text:p text:style-name="P3"><text:tab/>SUB<text:tab/>BX,4(BP)<text:tab/>!subtract buff from the address of bx</text:p>
      <text:p text:style-name="P3"><text:tab/>MOV<text:tab/>AX,BX<text:tab/><text:tab/>!move bx to ax because ax can cross functions</text:p>
      <text:p text:style-name="P3"><text:tab/>POP<text:tab/>CX</text:p>
      <text:p text:style-name="P3"><text:tab/>POP<text:tab/>BX</text:p>
      <text:p text:style-name="P3"><text:tab/>POP<text:tab/>BP</text:p>
      <text:p text:style-name="P3"><text:tab/>RET</text:p>
      <text:p text:style-name="P3">!gettrans takes the first line of input to set as the translation. This line is either 4 characters long, to do one translation, or 8 characters long, to do 2 translations. To input 2 translations the input would look like (k L p D\n)</text:p>
      <text:p text:style-name="P3">gettrans:</text:p>
      <text:p text:style-name="P3"><text:tab/>PUSH<text:tab/>BP</text:p>
      <text:p text:style-name="P3"><text:tab/>PUSH<text:tab/>BX</text:p>
      <text:p text:style-name="P3"><text:tab/>MOV<text:tab/>BP,SP</text:p>
      <text:p text:style-name="P3"><text:tab/>CALL<text:tab/>checktrans</text:p>
      <text:p text:style-name="P3"><text:tab/>CMP<text:tab/>(inputlength),0<text:tab/>!if input length is 0</text:p>
      <text:p text:style-name="P3"><text:tab/>JE<text:tab/>2f<text:tab/><text:tab/>!go to 2</text:p>
      <text:p text:style-name="P3">1:</text:p>
      <text:p text:style-name="P3"><text:tab/>MOV<text:tab/>BX,6(BP)<text:tab/>!move buff to bx</text:p>
      <text:p text:style-name="P3"><text:tab/>MOVB<text:tab/>AL,(BX)<text:tab/><text:tab/>!move the first bit of buff to al</text:p>
      <text:p text:style-name="P3"><text:tab/>MOVB<text:tab/>(inchar),AL<text:tab/>!move that bit to inchar</text:p>
      <text:p text:style-name="P3"><text:tab/>MOVB<text:tab/>AL,2(BX)<text:tab/>!move the second bit of buff to al</text:p>
      <text:p text:style-name="P3"><text:tab/>MOVB<text:tab/>(outchar),AL<text:tab/>!move that bit to outchar</text:p>
      <text:p text:style-name="P3"><text:tab/>CMP<text:tab/>(inputlength),2<text:tab/>!if inputlength is not <text:s/>2</text:p>
      <text:p text:style-name="P3"><text:soft-page-break/><text:tab/>JNE<text:tab/>5f<text:tab/><text:tab/>!jump to 5</text:p>
      <text:p text:style-name="P3"><text:tab/>MOVB<text:tab/>AL,4(BX)<text:tab/>!move the first bit of buff to al</text:p>
      <text:p text:style-name="P3"><text:tab/>MOVB<text:tab/>(inchar2),AL<text:tab/>!move that bit to inchar</text:p>
      <text:p text:style-name="P3"><text:tab/>MOVB<text:tab/>AL,6(BX)<text:tab/>!move the second bit of buff to al</text:p>
      <text:p text:style-name="P3"><text:tab/>MOVB<text:tab/>(outchar2),AL<text:tab/>!move that bit to outchar</text:p>
      <text:p text:style-name="P3"><text:tab/>MOV<text:tab/>AX,1<text:tab/><text:tab/>!the right stuff was entered</text:p>
      <text:p text:style-name="P3"><text:tab/>POP<text:tab/>BX</text:p>
      <text:p text:style-name="P3"><text:tab/>POP<text:tab/>BP</text:p>
      <text:p text:style-name="P3"><text:tab/>RET</text:p>
      <text:p text:style-name="P3">2:</text:p>
      <text:p text:style-name="P3"><text:tab/>MOV<text:tab/>AX,0<text:tab/><text:tab/>!the right stuff was not entered</text:p>
      <text:p text:style-name="P3">5:</text:p>
      <text:p text:style-name="P3"><text:tab/>POP<text:tab/>BX</text:p>
      <text:p text:style-name="P3"><text:tab/>POP<text:tab/>BP</text:p>
      <text:p text:style-name="P3"><text:tab/>RET</text:p>
      <text:p text:style-name="P3">!translate takes the variables buff, inchar, and outchar for one translation, and also takes inchar2 and outchar2 for 2 translations. It does the translations on buff. It also counts the total number of characters, lines, and words.<text:tab/></text:p>
      <text:p text:style-name="P3">translate:</text:p>
      <text:p text:style-name="P3"><text:tab/>PUSH<text:tab/>BP</text:p>
      <text:p text:style-name="P3"><text:tab/>MOV<text:tab/>BP,SP</text:p>
      <text:p text:style-name="P3"><text:tab/>PUSH<text:tab/>BX</text:p>
      <text:p text:style-name="P3"><text:tab/>PUSH<text:tab/>DX</text:p>
      <text:p text:style-name="P3"><text:tab/>MOV<text:tab/>BX,4(BP)<text:tab/>!moves address of buff to bx</text:p>
      <text:p text:style-name="P3"><text:tab/>MOV<text:tab/>DX,(inword)<text:tab/>!moves inword value to dx</text:p>
      <text:p text:style-name="P3">1:</text:p>
      <text:p text:style-name="P3"><text:tab/>CMPB<text:tab/>(BX),"\0"<text:tab/>!if bx is a nullbyte...</text:p>
      <text:p text:style-name="P3"><text:tab/>JE<text:tab/>9f<text:tab/><text:tab/>!exit</text:p>
      <text:p text:style-name="P3"><text:tab/>CMPB<text:tab/>(BX),0x41<text:tab/>!if bx is less than A</text:p>
      <text:p text:style-name="P3"><text:tab/>JL<text:tab/>5f<text:tab/><text:tab/>!jump to being out of a word (DX=0)</text:p>
      <text:p text:style-name="P3"><text:tab/>CMPB<text:tab/>(BX),0x7a<text:tab/>!if bx is greater than z</text:p>
      <text:p text:style-name="P3"><text:tab/>JG<text:tab/>5f<text:tab/><text:tab/>!jump to being out of a word (DX=0)</text:p>
      <text:p text:style-name="P3"><text:tab/>CMPB<text:tab/>(BX),0x5a<text:tab/>!if bx is less than or equal to Z</text:p>
      <text:p text:style-name="P3"><text:tab/>JLE<text:tab/>2f<text:tab/><text:tab/>!jump to compare to being out of a <text:s/>word</text:p>
      <text:p text:style-name="P3"><text:tab/>CMPB<text:tab/>(BX),0x61<text:tab/>!if bx is greater than or equal to a</text:p>
      <text:p text:style-name="P3"><text:tab/>JGE<text:tab/>2f<text:tab/><text:tab/>!jump to compare to being out of a word</text:p>
      <text:p text:style-name="P3"><text:tab/>JMP<text:tab/>5f<text:tab/><text:tab/>!jump to being out of a word (DX=0)</text:p>
      <text:p text:style-name="P3">2:</text:p>
      <text:p text:style-name="P3"><text:tab/>CMP<text:tab/>DX,0<text:tab/><text:tab/>!if dx is out of a word</text:p>
      <text:p text:style-name="P3"><text:tab/>JE<text:tab/>3f<text:tab/><text:tab/>!then jump to word counter</text:p>
      <text:p text:style-name="P3"><text:tab/>JMP<text:tab/>4f<text:tab/><text:tab/>!else, jump to in word (DX=1) </text:p>
      <text:p text:style-name="P3">3:</text:p>
      <text:p text:style-name="P3"><text:tab/>INC<text:tab/>(wordct)<text:tab/>!add 1 to word count</text:p>
      <text:p text:style-name="P3">4:</text:p>
      <text:p text:style-name="P3"><text:tab/>MOV<text:tab/>DX,1<text:tab/><text:tab/>!in a word</text:p>
      <text:p text:style-name="P3"><text:tab/>JMP<text:tab/>6f<text:tab/><text:tab/>!jump to see if end of line</text:p>
      <text:p text:style-name="P3">5:</text:p>
      <text:p text:style-name="P3"><text:tab/>MOV<text:tab/>DX,0<text:tab/><text:tab/>!out of a word</text:p>
      <text:p text:style-name="P3">6:</text:p>
      <text:p text:style-name="P3"><text:tab/>CMPB<text:tab/>(BX),'\n'<text:tab/>!if bx is a newline</text:p>
      <text:p text:style-name="P3"><text:tab/>JE<text:tab/>7f<text:tab/><text:tab/>!then jump to line counter</text:p>
      <text:p text:style-name="P3"><text:soft-page-break/><text:tab/>JMP<text:tab/>8f<text:tab/><text:tab/>!else, jump to translater</text:p>
      <text:p text:style-name="P3">7:</text:p>
      <text:p text:style-name="P3"><text:tab/>INC<text:tab/>(linect)<text:tab/>!add 1 to linecount</text:p>
      <text:p text:style-name="P3">8:</text:p>
      <text:p text:style-name="P3"><text:tab/>MOVB<text:tab/>AL,(inchar)<text:tab/>!move inchar to AL</text:p>
      <text:p text:style-name="P3"><text:tab/>CMPB<text:tab/>(BX),AL<text:tab/><text:tab/>!if bx equals AL(inchar)</text:p>
      <text:p text:style-name="P3"><text:tab/>JE<text:tab/>3f<text:tab/><text:tab/>!then jump to change character to outchar</text:p>
      <text:p text:style-name="P3"><text:tab/>CMPB<text:tab/>(inputlength),1<text:tab/>!if it is only one translate</text:p>
      <text:p text:style-name="P3"><text:tab/>JE<text:tab/>2f<text:tab/><text:tab/>!jump to 2f</text:p>
      <text:p text:style-name="P3"><text:tab/>MOVB<text:tab/>AL,(inchar2)<text:tab/>!move inchar2 to AL</text:p>
      <text:p text:style-name="P3"><text:tab/>CMPB<text:tab/>(BX),AL<text:tab/><text:tab/>!if inchar2 equals al(inchar2)</text:p>
      <text:p text:style-name="P3"><text:tab/>JE<text:tab/>4f<text:tab/><text:tab/>!jump to 4</text:p>
      <text:p text:style-name="P3"><text:tab/>JMP<text:tab/>2f<text:tab/><text:tab/>!else, jump to character counter</text:p>
      <text:p text:style-name="P3">3:</text:p>
      <text:p text:style-name="P3"><text:tab/>MOVB<text:tab/>AL,(outchar)<text:tab/>!move outchar to AL</text:p>
      <text:p text:style-name="P3"><text:tab/>MOVB<text:tab/>(BX),AL<text:tab/><text:tab/>!move AL(outchar) to BX, which will replace the current bx value</text:p>
      <text:p text:style-name="P3"><text:tab/>JMP<text:tab/>2f</text:p>
      <text:p text:style-name="P3">4:</text:p>
      <text:p text:style-name="P3"><text:tab/>MOVB<text:tab/>AL,(outchar2)<text:tab/>!move outchar2 to al</text:p>
      <text:p text:style-name="P3"><text:tab/>MOVB<text:tab/>(BX),AL<text:tab/><text:tab/>!move al(outchar2) to bx</text:p>
      <text:p text:style-name="P3">2:</text:p>
      <text:p text:style-name="P3"><text:tab/>INC<text:tab/>(charct)<text:tab/>!add one to character count</text:p>
      <text:p text:style-name="P3"><text:tab/>INC<text:tab/>BX<text:tab/><text:tab/>!increment BX</text:p>
      <text:p text:style-name="P3"><text:tab/>JMP<text:tab/>1b<text:tab/><text:tab/>!get next character</text:p>
      <text:p text:style-name="P3"><text:tab/></text:p>
      <text:p text:style-name="P3">9:</text:p>
      <text:p text:style-name="P3"><text:tab/>SUB<text:tab/>BX,4(BP)<text:tab/>!subtract first place of <text:s/>buff, from current place in buff</text:p>
      <text:p text:style-name="P3"><text:tab/>MOV<text:tab/>AX,BX<text:tab/><text:tab/>!move length of characters read in to ax</text:p>
      <text:p text:style-name="P3"><text:tab/>POP<text:tab/>DX<text:tab/><text:tab/></text:p>
      <text:p text:style-name="P3"><text:tab/>POP<text:tab/>BX</text:p>
      <text:p text:style-name="P3"><text:tab/>POP<text:tab/>BP</text:p>
      <text:p text:style-name="P3"><text:tab/>RET</text:p>
      <text:p text:style-name="P3">!print summary prints the summary statement that includes the number of characters, words, and lines<text:tab/></text:p>
      <text:p text:style-name="P3">print_summary:</text:p>
      <text:p text:style-name="P3"><text:tab/>PUSH<text:tab/>BP</text:p>
      <text:p text:style-name="P3"><text:tab/>MOV<text:tab/>BP,SP</text:p>
      <text:p text:style-name="P3"><text:tab/>PUSH<text:tab/>characters-summary</text:p>
      <text:p text:style-name="P3"><text:tab/>PUSH<text:tab/>summary<text:tab/><text:tab/>!print summary</text:p>
      <text:p text:style-name="P3"><text:tab/>PUSH<text:tab/>_STDERR</text:p>
      <text:p text:style-name="P3"><text:tab/>PUSH<text:tab/>_WRITE</text:p>
      <text:p text:style-name="P3"><text:tab/>SYS</text:p>
      <text:p text:style-name="P3"><text:tab/>ADD<text:tab/>SP,8</text:p>
      <text:p text:style-name="P3"><text:tab/>PUSH<text:tab/>(charct)<text:tab/>!print charct</text:p>
      <text:p text:style-name="P3"><text:tab/>PUSH<text:tab/>_STDERR</text:p>
      <text:p text:style-name="P3"><text:tab/>CALL<text:tab/>printdec</text:p>
      <text:p text:style-name="P3"><text:tab/>ADD<text:tab/>SP,4</text:p>
      <text:p text:style-name="P3"><text:tab/>PUSH<text:tab/>words-characters</text:p>
      <text:p text:style-name="P3"><text:tab/>PUSH<text:tab/>characters<text:tab/>!print characters</text:p>
      <text:p text:style-name="P3"><text:tab/>PUSH<text:tab/>_STDOUT</text:p>
      <text:p text:style-name="P3"><text:tab/>PUSH<text:tab/>_WRITE</text:p>
      <text:p text:style-name="P3"><text:soft-page-break/><text:tab/>SYS</text:p>
      <text:p text:style-name="P3"><text:tab/>ADD<text:tab/>SP,8</text:p>
      <text:p text:style-name="P3"><text:tab/>PUSH<text:tab/>(wordct)<text:tab/>!print wordct</text:p>
      <text:p text:style-name="P3"><text:tab/>PUSH<text:tab/>_STDERR</text:p>
      <text:p text:style-name="P3"><text:tab/>CALL<text:tab/>printdec</text:p>
      <text:p text:style-name="P3"><text:tab/>ADD<text:tab/>SP,4</text:p>
      <text:p text:style-name="P3"><text:tab/>PUSH<text:tab/>lines-words</text:p>
      <text:p text:style-name="P3"><text:tab/>PUSH<text:tab/>words<text:tab/><text:tab/>!print words</text:p>
      <text:p text:style-name="P3"><text:tab/>PUSH<text:tab/>_STDOUT</text:p>
      <text:p text:style-name="P3"><text:tab/>PUSH<text:tab/>_WRITE</text:p>
      <text:p text:style-name="P3"><text:tab/>SYS</text:p>
      <text:p text:style-name="P3"><text:tab/>ADD<text:tab/>SP,8</text:p>
      <text:p text:style-name="P3"><text:tab/>PUSH<text:tab/>(linect)<text:tab/>!print linect</text:p>
      <text:p text:style-name="P3"><text:tab/>PUSH<text:tab/>_STDERR</text:p>
      <text:p text:style-name="P3"><text:tab/>CALL<text:tab/>printdec</text:p>
      <text:p text:style-name="P3"><text:tab/>ADD<text:tab/>SP,4</text:p>
      <text:p text:style-name="P3"><text:tab/>PUSH<text:tab/>endsum-lines</text:p>
      <text:p text:style-name="P3"><text:tab/>PUSH<text:tab/>lines<text:tab/><text:tab/>!print lines</text:p>
      <text:p text:style-name="P3"><text:tab/>PUSH<text:tab/>_STDOUT</text:p>
      <text:p text:style-name="P3"><text:tab/>PUSH<text:tab/>_WRITE</text:p>
      <text:p text:style-name="P3"><text:tab/>SYS</text:p>
      <text:p text:style-name="P3"><text:tab/>ADD<text:tab/>SP,8</text:p>
      <text:p text:style-name="P3"><text:tab/>POP<text:tab/>BP</text:p>
      <text:p text:style-name="P3"><text:tab/>RET</text:p>
      <text:p text:style-name="P3"><text:tab/></text:p>
      <text:p text:style-name="P3">checktrans:</text:p>
      <text:p text:style-name="P3"><text:tab/>PUSH<text:tab/>BP</text:p>
      <text:p text:style-name="P3"><text:tab/>MOV<text:tab/>BP,SP</text:p>
      <text:p text:style-name="P3"><text:tab/>CMP<text:tab/>AX,4<text:tab/><text:tab/>!if ax has a length of 4</text:p>
      <text:p text:style-name="P3"><text:tab/>JE<text:tab/>1f<text:tab/><text:tab/>!jump to 1</text:p>
      <text:p text:style-name="P3"><text:tab/>CMP<text:tab/>AX,8<text:tab/><text:tab/>!if ax has length of 8</text:p>
      <text:p text:style-name="P3"><text:tab/>JE<text:tab/>2f<text:tab/><text:tab/>!jump to 2</text:p>
      <text:p text:style-name="P3"><text:tab/>JMP<text:tab/>3f<text:tab/><text:tab/>!else, exit</text:p>
      <text:p text:style-name="P3">1:</text:p>
      <text:p text:style-name="P3"><text:tab/>MOV<text:tab/>(inputlength),1<text:tab/>!change inputlength to 1 translation</text:p>
      <text:p text:style-name="P3"><text:tab/>JMP<text:tab/>3f</text:p>
      <text:p text:style-name="P3">2:</text:p>
      <text:p text:style-name="P3"><text:tab/>MOV<text:tab/>(inputlength),2<text:tab/>!change inputlength to 2 translations</text:p>
      <text:p text:style-name="P3">3:</text:p>
      <text:p text:style-name="P3"><text:tab/>POP<text:tab/>BP</text:p>
      <text:p text:style-name="P3"><text:tab/>RET</text:p>
      <text:p text:style-name="P3"/>
      <text:p text:style-name="P3">.SECT .DATA <text:s text:c="20"/></text:p>
      <text:p text:style-name="P3">prompt: <text:s text:c="24"/></text:p>
      <text:p text:style-name="P3">.ASCII <text:s/>"Type one line, then press ENTER: <text:s/>"</text:p>
      <text:p text:style-name="P3">endpr:</text:p>
      <text:p text:style-name="P3">inchar:</text:p>
      <text:p text:style-name="P3">.BYTE<text:tab/>1</text:p>
      <text:p text:style-name="P3">outchar:</text:p>
      <text:p text:style-name="P3">.BYTE<text:tab/>1</text:p>
      <text:p text:style-name="P3">inword:</text:p>
      <text:p text:style-name="P3"><text:soft-page-break/>.WORD<text:tab/>1</text:p>
      <text:p text:style-name="P3">charct:</text:p>
      <text:p text:style-name="P3">.WORD<text:tab/>0</text:p>
      <text:p text:style-name="P3">wordct:</text:p>
      <text:p text:style-name="P3">.WORD<text:tab/>0</text:p>
      <text:p text:style-name="P3">linect:</text:p>
      <text:p text:style-name="P3">.WORD<text:tab/>0</text:p>
      <text:p text:style-name="P3">summary:</text:p>
      <text:p text:style-name="P3">.ASCII<text:tab/>"Summary:\n "</text:p>
      <text:p text:style-name="P3">characters:</text:p>
      <text:p text:style-name="P3">.ASCII<text:tab/>" characters\n "</text:p>
      <text:p text:style-name="P3">words:</text:p>
      <text:p text:style-name="P3">.ASCII<text:tab/>" words\n "</text:p>
      <text:p text:style-name="P3">lines:</text:p>
      <text:p text:style-name="P3">.ASCII<text:tab/>" lines\n"</text:p>
      <text:p text:style-name="P3">endsum:</text:p>
      <text:p text:style-name="P3">inputlength:</text:p>
      <text:p text:style-name="P3">.BYTE<text:tab/>0</text:p>
      <text:p text:style-name="P3">inchar2:</text:p>
      <text:p text:style-name="P3">.BYTE<text:tab/>1</text:p>
      <text:p text:style-name="P3">outchar2:</text:p>
      <text:p text:style-name="P3">.BYTE<text:tab/>1</text:p>
      <text:p text:style-name="P3">.SECT .BSS</text:p>
      <text:p text:style-name="P3">buff:<text:tab/>.SPACE<text:tab/>MAXBUFF</text:p>
      <text:p text:style-name="P3"/>
      <text:p text:style-name="P3"/>
      <text:p text:style-name="P3"/>
      <text:p text:style-name="P8">trans-extra.s</text:p>
      <text:p text:style-name="P3"/>
      <text:p text:style-name="P3">!The purpose of this code is to take a line of input that dictates a single translation to happen, it then takes more lines of input and does that translation on those lines.</text:p>
      <text:p text:style-name="P3">!Once you end the program with a newline, it prints a summary statement that includes the number of characters, number of words, and number of lines. Lucas Heilman 12/13/15</text:p>
      <text:p text:style-name="P3"><text:s text:c="8"/>_EXIT <text:s text:c="3"/>= 1 <text:s text:c="12"/></text:p>
      <text:p text:style-name="P3"><text:s text:c="8"/>_GETCHAR = 117 <text:s text:c="12"/></text:p>
      <text:p text:style-name="P3"><text:s text:c="8"/>_WRITE <text:s text:c="2"/>= 4 <text:s text:c="12"/></text:p>
      <text:p text:style-name="P3"><text:s text:c="8"/>_STDIN <text:s text:c="2"/>= 0 <text:s text:c="12"/></text:p>
      <text:p text:style-name="P3"><text:s text:c="8"/>_STDOUT <text:s/>= 1</text:p>
      <text:p text:style-name="P3"><text:tab/>_STDERR <text:s/>= 2</text:p>
      <text:p text:style-name="P3"><text:s text:c="8"/>MAXBUFF <text:s/>= 100</text:p>
      <text:p text:style-name="P3">.SECT .TEXT <text:s text:c="20"/></text:p>
      <text:p text:style-name="P3">start:</text:p>
      <text:p text:style-name="P3"/>
      <text:p text:style-name="P3"><text:tab/>PUSH<text:tab/>endpr-prompt<text:tab/>!size of prompt</text:p>
      <text:p text:style-name="P3"><text:tab/>PUSH<text:tab/>prompt<text:tab/><text:tab/>!adress of prompt</text:p>
      <text:p text:style-name="P3"><text:tab/>PUSH<text:tab/>_STDOUT<text:tab/><text:tab/></text:p>
      <text:p text:style-name="P3"><text:tab/>PUSH<text:tab/>_WRITE</text:p>
      <text:p text:style-name="P3"><text:tab/>SYS</text:p>
      <text:p text:style-name="P3"><text:tab/>ADD<text:tab/>SP,8<text:tab/><text:tab/>!clean stack</text:p>
      <text:p text:style-name="P3"><text:tab/>PUSH<text:tab/>MAXBUFF<text:tab/><text:tab/>!size of buff</text:p>
      <text:p text:style-name="P3"><text:tab/>PUSH<text:tab/>buff<text:tab/><text:tab/>!address of buff</text:p>
      <text:p text:style-name="P3"><text:tab/>CALL<text:tab/>getline<text:tab/><text:tab/>!call getline function</text:p>
      <text:p text:style-name="P3"><text:tab/>ADD<text:tab/>SP,4<text:tab/><text:tab/>!clean stack</text:p>
      <text:p text:style-name="P3"><text:tab/>PUSH<text:tab/>buff</text:p>
      <text:p text:style-name="P3"><text:tab/>CALL<text:tab/>gettrans</text:p>
      <text:p text:style-name="P3"><text:tab/>ADD<text:tab/>SP,2</text:p>
      <text:p text:style-name="P3"><text:tab/>CMP<text:tab/>AX,0</text:p>
      <text:p text:style-name="P3"><text:tab/>JE<text:tab/>2f</text:p>
      <text:p text:style-name="P3"/>
      <text:p text:style-name="P3">1:</text:p>
      <text:p text:style-name="P3"><text:tab/>PUSH<text:tab/>MAXBUFF<text:tab/><text:tab/>!size of buff</text:p>
      <text:p text:style-name="P3"><text:tab/>PUSH<text:tab/>buff<text:tab/><text:tab/>!address of buff</text:p>
      <text:p text:style-name="P3"><text:tab/>CALL<text:tab/>getline<text:tab/><text:tab/>!call getline function</text:p>
      <text:p text:style-name="P3"><text:tab/>ADD<text:tab/>SP,4<text:tab/><text:tab/>!clean stack</text:p>
      <text:p text:style-name="P3"><text:tab/>CMP<text:tab/>(buff),"\n"<text:tab/>!compares buff to a newline</text:p>
      <text:p text:style-name="P3"><text:tab/>JE<text:tab/>2f<text:tab/><text:tab/>!if it is, jump to 2</text:p>
      <text:p text:style-name="P3"><text:tab/>PUSH<text:tab/>buff<text:tab/><text:tab/></text:p>
      <text:p text:style-name="P3"><text:tab/>CALL<text:tab/>translate</text:p>
      <text:p text:style-name="P3"><text:tab/>ADD<text:tab/>SP,2</text:p>
      <text:p text:style-name="P3"><text:tab/>INC<text:tab/>(wordct)</text:p>
      <text:p text:style-name="P3"><text:tab/>PUSH<text:tab/>AX</text:p>
      <text:p text:style-name="P3"><text:tab/>PUSH<text:tab/>buff</text:p>
      <text:p text:style-name="P3"><text:tab/>PUSH<text:tab/>_STDOUT</text:p>
      <text:p text:style-name="P3"><text:tab/>PUSH<text:tab/>_WRITE</text:p>
      <text:p text:style-name="P3"><text:tab/>SYS</text:p>
      <text:p text:style-name="P3"><text:tab/>ADD<text:tab/>SP,8</text:p>
      <text:p text:style-name="P3"><text:tab/>JMP<text:tab/>1b<text:tab/><text:tab/>!jump back to <text:s/>1</text:p>
      <text:p text:style-name="P3">2:</text:p>
      <text:p text:style-name="P3"><text:soft-page-break/><text:tab/>CALL<text:tab/>print_summary</text:p>
      <text:p text:style-name="P3"><text:tab/>PUSH<text:tab/>0<text:tab/><text:tab/></text:p>
      <text:p text:style-name="P3"><text:tab/>PUSH<text:tab/>_EXIT</text:p>
      <text:p text:style-name="P3"><text:tab/>SYS</text:p>
      <text:p text:style-name="P3">!getline takes in lines of input and moves it into the variable buff</text:p>
      <text:p text:style-name="P3">getline:</text:p>
      <text:p text:style-name="P3"><text:tab/>PUSH<text:tab/>BP</text:p>
      <text:p text:style-name="P3"><text:tab/>MOV<text:tab/>BP,SP</text:p>
      <text:p text:style-name="P3"><text:tab/>PUSH<text:tab/>BX</text:p>
      <text:p text:style-name="P3"><text:tab/>PUSH<text:tab/>CX</text:p>
      <text:p text:style-name="P3"><text:tab/>MOV<text:tab/>BX,4(BP)<text:tab/>!move buff to bx</text:p>
      <text:p text:style-name="P3"><text:tab/>MOV<text:tab/>CX,4(BP)<text:tab/>!move buff to cx</text:p>
      <text:p text:style-name="P3"><text:tab/>ADD<text:tab/>CX,6(BP)<text:tab/>!add maxbuff to cx</text:p>
      <text:p text:style-name="P3"><text:tab/>SUB<text:tab/>CX,1<text:tab/><text:tab/>!subtract 1 from cx</text:p>
      <text:p text:style-name="P3">3:</text:p>
      <text:p text:style-name="P3"><text:tab/>CMP<text:tab/>CX,BX<text:tab/><text:tab/>!compare buff to cx</text:p>
      <text:p text:style-name="P3"><text:tab/>JE<text:tab/>4f<text:tab/><text:tab/>!jump to 2 if theyre equal</text:p>
      <text:p text:style-name="P3"><text:tab/>PUSH<text:tab/>_GETCHAR<text:tab/>!get a character</text:p>
      <text:p text:style-name="P3"><text:tab/>SYS</text:p>
      <text:p text:style-name="P3"><text:tab/>ADD<text:tab/>SP,2<text:tab/><text:tab/>!clean the stack</text:p>
      <text:p text:style-name="P3"><text:tab/>CMPB<text:tab/>AL,-1<text:tab/><text:tab/>!AL is the value of getchar, compare it to a nullbyte</text:p>
      <text:p text:style-name="P3"><text:tab/>JE<text:tab/>4f<text:tab/><text:tab/>!jump to 2 if they are equal</text:p>
      <text:p text:style-name="P3"><text:tab/>MOVB<text:tab/>(BX),AL<text:tab/><text:tab/>!move the value of al to the value of bx</text:p>
      <text:p text:style-name="P3"><text:tab/>INC<text:tab/>BX<text:tab/><text:tab/>!increment the address of bx</text:p>
      <text:p text:style-name="P3"><text:tab/>CMPB<text:tab/>AL,"\n"<text:tab/><text:tab/>!compare AL to a newline</text:p>
      <text:p text:style-name="P3"><text:tab/>JNE<text:tab/>3b<text:tab/><text:tab/>!do the loop of 1 again if they are not equal</text:p>
      <text:p text:style-name="P3">4:</text:p>
      <text:p text:style-name="P3"><text:tab/>MOVB<text:tab/>(BX),"\0"<text:tab/>!move a null byte to the value of bx</text:p>
      <text:p text:style-name="P3"><text:tab/>SUB<text:tab/>BX,4(BP)<text:tab/>!subtract buff from the address of bx</text:p>
      <text:p text:style-name="P3"><text:tab/>MOV<text:tab/>AX,BX<text:tab/><text:tab/>!move bx to ax because ax can cross functions</text:p>
      <text:p text:style-name="P3"><text:tab/>POP<text:tab/>CX</text:p>
      <text:p text:style-name="P3"><text:tab/>POP<text:tab/>BX</text:p>
      <text:p text:style-name="P3"><text:tab/>POP<text:tab/>BP</text:p>
      <text:p text:style-name="P3"><text:tab/>RET</text:p>
      <text:p text:style-name="P3">!gettrans takes the first line of input to set as the translation</text:p>
      <text:p text:style-name="P3">gettrans:</text:p>
      <text:p text:style-name="P3"><text:tab/>PUSH<text:tab/>BP</text:p>
      <text:p text:style-name="P3"><text:tab/>PUSH<text:tab/>BX</text:p>
      <text:p text:style-name="P3"><text:tab/>MOV<text:tab/>BP,SP</text:p>
      <text:p text:style-name="P3"><text:tab/>CMP<text:tab/>AX,4<text:tab/><text:tab/>!check if they put in the right stuff</text:p>
      <text:p text:style-name="P3"><text:tab/>JNE<text:tab/>5f</text:p>
      <text:p text:style-name="P3"><text:tab/>MOV<text:tab/>BX,6(BP)<text:tab/>!move buff to bx</text:p>
      <text:p text:style-name="P3"><text:tab/>MOVB<text:tab/>AL,(BX)<text:tab/><text:tab/>!move the first bit of buff to al</text:p>
      <text:p text:style-name="P3"><text:tab/>MOVB<text:tab/>(inchar),AL<text:tab/>!move that bit to inchar</text:p>
      <text:p text:style-name="P3"><text:tab/>MOVB<text:tab/>AL,2(BX)<text:tab/>!move the second bit of buff to al</text:p>
      <text:p text:style-name="P3"><text:tab/>MOVB<text:tab/>(outchar),AL<text:tab/>!move that bit to outchar</text:p>
      <text:p text:style-name="P3"><text:tab/>MOV<text:tab/>AX,1</text:p>
      <text:p text:style-name="P3"><text:tab/>POP<text:tab/>BX</text:p>
      <text:p text:style-name="P3"><text:tab/>POP<text:tab/>BP</text:p>
      <text:p text:style-name="P3"><text:tab/>RET</text:p>
      <text:p text:style-name="P3">5:</text:p>
      <text:p text:style-name="P3"><text:soft-page-break/><text:tab/>MOV<text:tab/>AX,0</text:p>
      <text:p text:style-name="P3"><text:tab/>POP<text:tab/>BX</text:p>
      <text:p text:style-name="P3"><text:tab/>POP<text:tab/>BP</text:p>
      <text:p text:style-name="P3"><text:tab/>RET</text:p>
      <text:p text:style-name="P3">!translate takes the variables buff, inchar, and outchar. It does the translation on buff. It also counts the total number of characters, lines, and words.<text:tab/></text:p>
      <text:p text:style-name="P3">translate:</text:p>
      <text:p text:style-name="P3"><text:tab/>PUSH<text:tab/>BP</text:p>
      <text:p text:style-name="P3"><text:tab/>MOV<text:tab/>BP,SP</text:p>
      <text:p text:style-name="P3"><text:tab/>PUSH<text:tab/>BX</text:p>
      <text:p text:style-name="P3"><text:tab/>PUSH<text:tab/>DX</text:p>
      <text:p text:style-name="P3"><text:tab/>MOV<text:tab/>BX,4(BP)<text:tab/>!moves address of buff to bx</text:p>
      <text:p text:style-name="P3"><text:tab/>MOV<text:tab/>DX,(inword)<text:tab/>!moves inword value to dx</text:p>
      <text:p text:style-name="P3">1:</text:p>
      <text:p text:style-name="P3"><text:tab/>CMPB<text:tab/>(BX),"\0"<text:tab/>!if bx is a nullbyte...</text:p>
      <text:p text:style-name="P3"><text:tab/>JE<text:tab/>9f<text:tab/><text:tab/>!exit</text:p>
      <text:p text:style-name="P3"><text:tab/>CMPB<text:tab/>(BX),0x41<text:tab/>!if bx is less than A</text:p>
      <text:p text:style-name="P3"><text:tab/>JL<text:tab/>5f<text:tab/><text:tab/>!jump to being out of a word (DX=0)</text:p>
      <text:p text:style-name="P3"><text:tab/>CMPB<text:tab/>(BX),0x7a<text:tab/>!if bx is greater than z</text:p>
      <text:p text:style-name="P3"><text:tab/>JG<text:tab/>5f<text:tab/><text:tab/>!jump to being out of a word (DX=0)</text:p>
      <text:p text:style-name="P3"><text:tab/>CMPB<text:tab/>(BX),0x5a<text:tab/>!if bx is less than or equal to Z</text:p>
      <text:p text:style-name="P3"><text:tab/>JLE<text:tab/>2f<text:tab/><text:tab/>!jump to compare to being out of a <text:s/>word</text:p>
      <text:p text:style-name="P3"><text:tab/>CMPB<text:tab/>(BX),0x61<text:tab/>!if bx is greater than or equal to a</text:p>
      <text:p text:style-name="P3"><text:tab/>JGE<text:tab/>2f<text:tab/><text:tab/>!jump to compare to being out of a word</text:p>
      <text:p text:style-name="P3"><text:tab/>JMP<text:tab/>5f<text:tab/><text:tab/>!jump to being out of a word (DX=0)</text:p>
      <text:p text:style-name="P3">2:</text:p>
      <text:p text:style-name="P3"><text:tab/>CMP<text:tab/>DX,0<text:tab/><text:tab/>!if dx is out of a word</text:p>
      <text:p text:style-name="P3"><text:tab/>JE<text:tab/>3f<text:tab/><text:tab/>!then jump to word counter</text:p>
      <text:p text:style-name="P3"><text:tab/>JMP<text:tab/>4f<text:tab/><text:tab/>!else, jump to in word (DX=1) </text:p>
      <text:p text:style-name="P3">3:</text:p>
      <text:p text:style-name="P3"><text:tab/>INC<text:tab/>(wordct)<text:tab/>!add 1 to word count</text:p>
      <text:p text:style-name="P3">4:</text:p>
      <text:p text:style-name="P3"><text:tab/>MOV<text:tab/>DX,1<text:tab/><text:tab/>!in a word</text:p>
      <text:p text:style-name="P3"><text:tab/>JMP<text:tab/>6f<text:tab/><text:tab/>!jump to see if end of line</text:p>
      <text:p text:style-name="P3">5:</text:p>
      <text:p text:style-name="P3"><text:tab/>MOV<text:tab/>DX,0<text:tab/><text:tab/>!out of a word</text:p>
      <text:p text:style-name="P3">6:</text:p>
      <text:p text:style-name="P3"><text:tab/>CMPB<text:tab/>(BX),'\n'<text:tab/>!if bx is a newline</text:p>
      <text:p text:style-name="P3"><text:tab/>JE<text:tab/>7f<text:tab/><text:tab/>!then jump to line counter</text:p>
      <text:p text:style-name="P3"><text:tab/>JMP<text:tab/>8f<text:tab/><text:tab/>!else, jump to translater</text:p>
      <text:p text:style-name="P3">7:</text:p>
      <text:p text:style-name="P3"><text:tab/>INC<text:tab/>(linect)<text:tab/>!add 1 to linecount</text:p>
      <text:p text:style-name="P3">8:</text:p>
      <text:p text:style-name="P3"><text:tab/>MOVB<text:tab/>AL,(inchar)<text:tab/>!move inchar to AL</text:p>
      <text:p text:style-name="P3"><text:tab/>CMPB<text:tab/>(BX),AL<text:tab/><text:tab/>!if bx equals AL(inchar)</text:p>
      <text:p text:style-name="P3"><text:tab/>JE<text:tab/>3f<text:tab/><text:tab/>!then jump to change character to outchar</text:p>
      <text:p text:style-name="P3"><text:tab/>JMP<text:tab/>2f<text:tab/><text:tab/>!else, jump to character counter</text:p>
      <text:p text:style-name="P3">3:</text:p>
      <text:p text:style-name="P3"><text:tab/>MOVB<text:tab/>AL,(outchar)<text:tab/>!move outchar to AL</text:p>
      <text:p text:style-name="P3"><text:tab/>MOVB<text:tab/>(BX),AL<text:tab/><text:tab/>!move AL(outchar) to BX, which will replace the current bx value</text:p>
      <text:p text:style-name="P3"><text:soft-page-break/>2:</text:p>
      <text:p text:style-name="P3"><text:tab/>INC<text:tab/>(charct)<text:tab/>!add one to character count</text:p>
      <text:p text:style-name="P3"><text:tab/>INC<text:tab/>BX<text:tab/><text:tab/>!increment BX</text:p>
      <text:p text:style-name="P3"><text:tab/>JMP<text:tab/>1b<text:tab/><text:tab/>!get next character</text:p>
      <text:p text:style-name="P3"><text:tab/></text:p>
      <text:p text:style-name="P3">9:</text:p>
      <text:p text:style-name="P3"><text:tab/>SUB<text:tab/>BX,4(BP)<text:tab/>!subtract first place of <text:s/>buff, from current place in buff</text:p>
      <text:p text:style-name="P3"><text:tab/>MOV<text:tab/>AX,BX<text:tab/><text:tab/>!move length of characters read in to ax</text:p>
      <text:p text:style-name="P3"><text:tab/>POP<text:tab/>DX<text:tab/><text:tab/></text:p>
      <text:p text:style-name="P3"><text:tab/>POP<text:tab/>BX</text:p>
      <text:p text:style-name="P3"><text:tab/>POP<text:tab/>BP</text:p>
      <text:p text:style-name="P3"><text:tab/>RET</text:p>
      <text:p text:style-name="P3">!print summary prints the summary statement that includes the number of characters, words, and lines</text:p>
      <text:p text:style-name="P3">print_summary:</text:p>
      <text:p text:style-name="P3"><text:tab/>PUSH<text:tab/>BP</text:p>
      <text:p text:style-name="P3"><text:tab/>MOV<text:tab/>BP,SP</text:p>
      <text:p text:style-name="P3"><text:tab/>PUSH<text:tab/>characters-summary</text:p>
      <text:p text:style-name="P3"><text:tab/>PUSH<text:tab/>summary<text:tab/><text:tab/>!print summary</text:p>
      <text:p text:style-name="P3"><text:tab/>PUSH<text:tab/>_STDERR</text:p>
      <text:p text:style-name="P3"><text:tab/>PUSH<text:tab/>_WRITE</text:p>
      <text:p text:style-name="P3"><text:tab/>SYS</text:p>
      <text:p text:style-name="P3"><text:tab/>ADD<text:tab/>SP,8</text:p>
      <text:p text:style-name="P3"><text:tab/>PUSH<text:tab/>(charct)<text:tab/>!print charct</text:p>
      <text:p text:style-name="P3"><text:tab/>PUSH<text:tab/>_STDERR</text:p>
      <text:p text:style-name="P3"><text:tab/>CALL<text:tab/>printdec</text:p>
      <text:p text:style-name="P3"><text:tab/>ADD<text:tab/>SP,4</text:p>
      <text:p text:style-name="P3"><text:tab/>PUSH<text:tab/>words-characters</text:p>
      <text:p text:style-name="P3"><text:tab/>PUSH<text:tab/>characters<text:tab/>!print characters</text:p>
      <text:p text:style-name="P3"><text:tab/>PUSH<text:tab/>_STDOUT</text:p>
      <text:p text:style-name="P3"><text:tab/>PUSH<text:tab/>_WRITE</text:p>
      <text:p text:style-name="P3"><text:tab/>SYS</text:p>
      <text:p text:style-name="P3"><text:tab/>ADD<text:tab/>SP,8</text:p>
      <text:p text:style-name="P3"><text:tab/>PUSH<text:tab/>(wordct)<text:tab/>!print wordct</text:p>
      <text:p text:style-name="P3"><text:tab/>PUSH<text:tab/>_STDERR</text:p>
      <text:p text:style-name="P3"><text:tab/>CALL<text:tab/>printdec</text:p>
      <text:p text:style-name="P3"><text:tab/>ADD<text:tab/>SP,4</text:p>
      <text:p text:style-name="P3"><text:tab/>PUSH<text:tab/>lines-words</text:p>
      <text:p text:style-name="P3"><text:tab/>PUSH<text:tab/>words<text:tab/><text:tab/>!print words</text:p>
      <text:p text:style-name="P3"><text:tab/>PUSH<text:tab/>_STDOUT</text:p>
      <text:p text:style-name="P3"><text:tab/>PUSH<text:tab/>_WRITE</text:p>
      <text:p text:style-name="P3"><text:tab/>SYS</text:p>
      <text:p text:style-name="P3"><text:tab/>ADD<text:tab/>SP,8</text:p>
      <text:p text:style-name="P3"><text:tab/>PUSH<text:tab/>(linect)<text:tab/>!print linect</text:p>
      <text:p text:style-name="P3"><text:tab/>PUSH<text:tab/>_STDERR</text:p>
      <text:p text:style-name="P3"><text:tab/>CALL<text:tab/>printdec</text:p>
      <text:p text:style-name="P3"><text:tab/>ADD<text:tab/>SP,4</text:p>
      <text:p text:style-name="P3"><text:tab/>PUSH<text:tab/>endsum-lines</text:p>
      <text:p text:style-name="P3"><text:tab/>PUSH<text:tab/>lines<text:tab/><text:tab/>!print lines</text:p>
      <text:p text:style-name="P3"><text:tab/>PUSH<text:tab/>_STDOUT</text:p>
      <text:p text:style-name="P3"><text:tab/>PUSH<text:tab/>_WRITE</text:p>
      <text:p text:style-name="P3"><text:tab/>SYS</text:p>
      <text:p text:style-name="P3"><text:soft-page-break/><text:tab/>ADD<text:tab/>SP,8</text:p>
      <text:p text:style-name="P3"><text:tab/>POP<text:tab/>BP</text:p>
      <text:p text:style-name="P3"><text:tab/>RET</text:p>
      <text:p text:style-name="P3"/>
      <text:p text:style-name="P3">.SECT .DATA <text:s text:c="20"/></text:p>
      <text:p text:style-name="P3">prompt: <text:s text:c="24"/></text:p>
      <text:p text:style-name="P3">.ASCII <text:s/>"Type one line, then press ENTER: <text:s/>"</text:p>
      <text:p text:style-name="P3">endpr:</text:p>
      <text:p text:style-name="P3">inchar:</text:p>
      <text:p text:style-name="P3">.BYTE<text:tab/>1</text:p>
      <text:p text:style-name="P3">outchar:</text:p>
      <text:p text:style-name="P3">.BYTE<text:tab/>1</text:p>
      <text:p text:style-name="P3">inword:</text:p>
      <text:p text:style-name="P3">.WORD<text:tab/>1</text:p>
      <text:p text:style-name="P3">charct:</text:p>
      <text:p text:style-name="P3">.WORD<text:tab/>0</text:p>
      <text:p text:style-name="P3">wordct:</text:p>
      <text:p text:style-name="P3">.WORD<text:tab/>0</text:p>
      <text:p text:style-name="P3">linect:</text:p>
      <text:p text:style-name="P3">.WORD<text:tab/>0</text:p>
      <text:p text:style-name="P3">summary:</text:p>
      <text:p text:style-name="P3">.ASCII<text:tab/>"Summary:\n "</text:p>
      <text:p text:style-name="P3">characters:</text:p>
      <text:p text:style-name="P3">.ASCII<text:tab/>" characters\n "</text:p>
      <text:p text:style-name="P3">words:</text:p>
      <text:p text:style-name="P3">.ASCII<text:tab/>" words\n "</text:p>
      <text:p text:style-name="P3">lines:</text:p>
      <text:p text:style-name="P3">.ASCII<text:tab/>" lines\n"</text:p>
      <text:p text:style-name="P3">endsum:<text:tab/></text:p>
      <text:p text:style-name="P3">.SECT .BSS</text:p>
      <text:p text:style-name="P3">buff:<text:tab/>.SPACE<text:tab/>MAXBUFF</text:p>
      <text:p text:style-name="P1"/>
      <text:p text:style-name="P9">Lucas Heilman</text:p>
      <text:p text:style-name="P4">Assembly translation project</text:p>
      <text:p text:style-name="P4">Professor Brown</text:p>
      <text:p text:style-name="P4"/>
      <text:p text:style-name="P4">I received help from Margaret and Kath<text:span text:style-name="T2">ryn</text:span> to find errors in code on the translate, print_summary, and <text:s/>gettrans functions in trans.s, and checktrans for trans-extra.s.</text:p>
      <text:p text:style-name="P4"/>
      <text:p text:style-name="P5">The printer was out of ink, so I had to print it using a word document from a stoprint printer. </text:p>
      <text:p text:style-name="P4"/>
      <text:p text:style-name="P7"/>
      <text:p text:style-name="P7"><text:span text:style-name="T1">I pledge my honor that I have neither given nor received assistance on this programming </text:span>project, except as explicitly stated on this page, and that I have seen no dishonest work.</text:p>
      <text:p text:style-name="P7"/>
      <text:p text:style-name="P6"><text:tab/><text:tab/><text:tab/><text:tab/><text:tab/><text:tab/><text:tab/>Signed __________________________</text:p>
      <text:p text:style-name="P7"><text:tab/></text:p>
      <text:p text:style-name="P7"><draw:rect text:anchor-type="paragraph" draw:z-index="0" draw:style-name="gr1" draw:text-style-name="P10" svg:width="0.115in" svg:height="0.115in" svg:x="0.6965in" svg:y="0.0181in"><text:p/></draw:rect><text:tab/><text:tab/><text:tab/>I have intentionally not signed the pledge (check only if appropriate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Heilman</meta:initial-creator>
    <meta:creation-date>2015-12-13T21:15:44.021238937</meta:creation-date>
    <dc:date>2015-12-13T23:06:50.058661440</dc:date>
    <dc:creator>Lucas Heilman</dc:creator>
    <meta:editing-duration>PT5M55S</meta:editing-duration>
    <meta:editing-cycles>2</meta:editing-cycles>
    <meta:generator>LibreOffice/4.4.4.2$Linux_X86_64 LibreOffice_project/40$Build-2</meta:generator>
    <meta:document-statistic meta:table-count="0" meta:image-count="0" meta:object-count="0" meta:page-count="12" meta:paragraph-count="504" meta:word-count="2214" meta:character-count="12142" meta:non-whitespace-character-count="9558"/>
  </office:meta>
</office:document-meta>
</file>